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8.087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o run in qemu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mIOandFlowOperations/pop.json</text:p>
          </table:table-cell>
          <table:table-cell office:value-type="float" office:value="1.51634075600305" calcext:value-type="float">
            <text:p>1,51634075600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mIOandFlowOperations/codecopy.json</text:p>
          </table:table-cell>
          <table:table-cell office:value-type="float" office:value="1.50545337999938" calcext:value-type="float">
            <text:p>1,50545337999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mIOandFlowOperations/mload.json</text:p>
          </table:table-cell>
          <table:table-cell office:value-type="float" office:value="1.52129468100611" calcext:value-type="float">
            <text:p>1,52129468100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mIOandFlowOperations/pc.json</text:p>
          </table:table-cell>
          <table:table-cell office:value-type="float" office:value="1.5173338099994" calcext:value-type="float">
            <text:p>1,5173338099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mIOandFlowOperations/jumpToPush.json</text:p>
          </table:table-cell>
          <table:table-cell office:value-type="float" office:value="1.70459418499377" calcext:value-type="float">
            <text:p>1,70459418499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mIOandFlowOperations/loopsConditionals.json</text:p>
          </table:table-cell>
          <table:table-cell office:value-type="float" office:value="1.53308343800018" calcext:value-type="float">
            <text:p>1,53308343800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mIOandFlowOperations/mstore.json</text:p>
          </table:table-cell>
          <table:table-cell office:value-type="float" office:value="1.52327993098879" calcext:value-type="float">
            <text:p>1,52327993098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mIOandFlowOperations/loop_stacklimit.json</text:p>
          </table:table-cell>
          <table:table-cell office:value-type="float" office:value="1.49678442800359" calcext:value-type="float">
            <text:p>1,49678442800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mIOandFlowOperations/gas.json</text:p>
          </table:table-cell>
          <table:table-cell office:value-type="float" office:value="1.57966122298967" calcext:value-type="float">
            <text:p>1,579661222989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mIOandFlowOperations/jumpi.json</text:p>
          </table:table-cell>
          <table:table-cell office:value-type="float" office:value="1.5823005889979" calcext:value-type="float">
            <text:p>1,58230058899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mIOandFlowOperations/mstore8.json</text:p>
          </table:table-cell>
          <table:table-cell office:value-type="float" office:value="1.51299869999639" calcext:value-type="float">
            <text:p>1,512998699996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mIOandFlowOperations/return.json</text:p>
          </table:table-cell>
          <table:table-cell office:value-type="float" office:value="1.57464470900595" calcext:value-type="float">
            <text:p>1,57464470900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mIOandFlowOperations/msize.json</text:p>
          </table:table-cell>
          <table:table-cell office:value-type="float" office:value="1.59826391800016" calcext:value-type="float">
            <text:p>1,59826391800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IOandFlowOperations/sstore_sload.json</text:p>
          </table:table-cell>
          <table:table-cell office:value-type="float" office:value="1.5005493130011" calcext:value-type="float">
            <text:p>1,50054931300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mIOandFlowOperations/jump.json</text:p>
          </table:table-cell>
          <table:table-cell office:value-type="float" office:value="1.52593743400939" calcext:value-type="float">
            <text:p>1,525937434009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mPerformance/loopExp.json</text:p>
          </table:table-cell>
          <table:table-cell office:value-type="float" office:value="86.5444170109986" calcext:value-type="float">
            <text:p>86,54441701099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mPerformance/loopMul.json</text:p>
          </table:table-cell>
          <table:table-cell office:value-type="float" office:value="1259.20748675799" calcext:value-type="float">
            <text:p>1259,207486757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mPerformance/performanceTester.json</text:p>
          </table:table-cell>
          <table:table-cell office:value-type="float" office:value="1.89509896800155" calcext:value-type="float">
            <text:p>1,895098968001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mLogTest/log1.json</text:p>
          </table:table-cell>
          <table:table-cell office:value-type="float" office:value="1.58592846500687" calcext:value-type="float">
            <text:p>1,585928465006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mLogTest/log4.json</text:p>
          </table:table-cell>
          <table:table-cell office:value-type="float" office:value="1.51094994400046" calcext:value-type="float">
            <text:p>1,510949944000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mLogTest/log0.json</text:p>
          </table:table-cell>
          <table:table-cell office:value-type="float" office:value="1.57007354300004" calcext:value-type="float">
            <text:p>1,57007354300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mLogTest/log2.json</text:p>
          </table:table-cell>
          <table:table-cell office:value-type="float" office:value="1.51038547599455" calcext:value-type="float">
            <text:p>1,510385475994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mLogTest/log3.json</text:p>
          </table:table-cell>
          <table:table-cell office:value-type="float" office:value="1.52275828699931" calcext:value-type="float">
            <text:p>1,522758286999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mArithmeticTest/expPower256Of256.json</text:p>
          </table:table-cell>
          <table:table-cell office:value-type="float" office:value="1.57319008199556" calcext:value-type="float">
            <text:p>1,573190081995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mArithmeticTest/sdiv.json</text:p>
          </table:table-cell>
          <table:table-cell office:value-type="float" office:value="1.59422391500266" calcext:value-type="float">
            <text:p>1,594223915002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mArithmeticTest/smod.json</text:p>
          </table:table-cell>
          <table:table-cell office:value-type="float" office:value="1.5267726029997" calcext:value-type="float">
            <text:p>1,52677260299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mArithmeticTest/not.json</text:p>
          </table:table-cell>
          <table:table-cell office:value-type="float" office:value="1.52623989900167" calcext:value-type="float">
            <text:p>1,526239899001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mArithmeticTest/exp.json</text:p>
          </table:table-cell>
          <table:table-cell office:value-type="float" office:value="1.54711738298647" calcext:value-type="float">
            <text:p>1,547117382986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mArithmeticTest/sub.json</text:p>
          </table:table-cell>
          <table:table-cell office:value-type="float" office:value="1.5329798390012" calcext:value-type="float">
            <text:p>1,53297983900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mArithmeticTest/signextend.json</text:p>
          </table:table-cell>
          <table:table-cell office:value-type="float" office:value="1.54899532000127" calcext:value-type="float">
            <text:p>1,548995320001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mArithmeticTest/mod.json</text:p>
          </table:table-cell>
          <table:table-cell office:value-type="float" office:value="1.55582868200145" calcext:value-type="float">
            <text:p>1,555828682001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mArithmeticTest/addmod.json</text:p>
          </table:table-cell>
          <table:table-cell office:value-type="float" office:value="1.51403354298964" calcext:value-type="float">
            <text:p>1,514033542989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mArithmeticTest/fib.json</text:p>
          </table:table-cell>
          <table:table-cell office:value-type="float" office:value="1.49928436899791" calcext:value-type="float">
            <text:p>1,499284368997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mArithmeticTest/add.json</text:p>
          </table:table-cell>
          <table:table-cell office:value-type="float" office:value="1.49278269200295" calcext:value-type="float">
            <text:p>1,492782692002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mArithmeticTest/div.json</text:p>
          </table:table-cell>
          <table:table-cell office:value-type="float" office:value="1.5248506229982" calcext:value-type="float">
            <text:p>1,52485062299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mArithmeticTest/divByZero.json</text:p>
          </table:table-cell>
          <table:table-cell office:value-type="float" office:value="1.55954773300618" calcext:value-type="float">
            <text:p>1,559547733006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mArithmeticTest/mulmod.json</text:p>
          </table:table-cell>
          <table:table-cell office:value-type="float" office:value="1.53513282700442" calcext:value-type="float">
            <text:p>1,535132827004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mArithmeticTest/mul.json</text:p>
          </table:table-cell>
          <table:table-cell office:value-type="float" office:value="1.52941226999974" calcext:value-type="float">
            <text:p>1,529412269999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mArithmeticTest/expPower2.json</text:p>
          </table:table-cell>
          <table:table-cell office:value-type="float" office:value="1.52195876500628" calcext:value-type="float">
            <text:p>1,521958765006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mArithmeticTest/expPower256.json</text:p>
          </table:table-cell>
          <table:table-cell office:value-type="float" office:value="1.51553440300631" calcext:value-type="float">
            <text:p>1,515534403006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mArithmeticTest/arith.json</text:p>
          </table:table-cell>
          <table:table-cell office:value-type="float" office:value="1.50142061599763" calcext:value-type="float">
            <text:p>1,501420615997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mArithmeticTest/twoOps.json</text:p>
          </table:table-cell>
          <table:table-cell office:value-type="float" office:value="1.54084714700002" calcext:value-type="float">
            <text:p>1,540847147000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mBitwiseLogicOperation/and.json</text:p>
          </table:table-cell>
          <table:table-cell office:value-type="float" office:value="1.5307864510105" calcext:value-type="float">
            <text:p>1,53078645101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mBitwiseLogicOperation/not.json</text:p>
          </table:table-cell>
          <table:table-cell office:value-type="float" office:value="1.50395009599742" calcext:value-type="float">
            <text:p>1,503950095997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mBitwiseLogicOperation/gt.json</text:p>
          </table:table-cell>
          <table:table-cell office:value-type="float" office:value="1.50893777298916" calcext:value-type="float">
            <text:p>1,508937772989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mBitwiseLogicOperation/eq.json</text:p>
          </table:table-cell>
          <table:table-cell office:value-type="float" office:value="1.51124728699506" calcext:value-type="float">
            <text:p>1,511247286995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mBitwiseLogicOperation/lt.json</text:p>
          </table:table-cell>
          <table:table-cell office:value-type="float" office:value="1.49675981499604" calcext:value-type="float">
            <text:p>1,496759814996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mBitwiseLogicOperation/slt.json</text:p>
          </table:table-cell>
          <table:table-cell office:value-type="float" office:value="1.52221442900191" calcext:value-type="float">
            <text:p>1,522214429001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mBitwiseLogicOperation/byte.json</text:p>
          </table:table-cell>
          <table:table-cell office:value-type="float" office:value="1.5619129199913" calcext:value-type="float">
            <text:p>1,56191291999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mBitwiseLogicOperation/iszero.json</text:p>
          </table:table-cell>
          <table:table-cell office:value-type="float" office:value="1.53280861099483" calcext:value-type="float">
            <text:p>1,532808610994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mBitwiseLogicOperation/sgt.json</text:p>
          </table:table-cell>
          <table:table-cell office:value-type="float" office:value="1.50196072101244" calcext:value-type="float">
            <text:p>1,501960721012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mBitwiseLogicOperation/or.json</text:p>
          </table:table-cell>
          <table:table-cell office:value-type="float" office:value="1.53467313699366" calcext:value-type="float">
            <text:p>1,534673136993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mBitwiseLogicOperation/xor.json</text:p>
          </table:table-cell>
          <table:table-cell office:value-type="float" office:value="1.5183179040032" calcext:value-type="float">
            <text:p>1,51831790400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mTests/calldataload.json</text:p>
          </table:table-cell>
          <table:table-cell office:value-type="float" office:value="1.51680018899788" calcext:value-type="float">
            <text:p>1,516800188997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mTests/envInfo.json</text:p>
          </table:table-cell>
          <table:table-cell office:value-type="float" office:value="1.56057918199804" calcext:value-type="float">
            <text:p>1,560579181998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mTests/random.json</text:p>
          </table:table-cell>
          <table:table-cell office:value-type="float" office:value="1.56669160099409" calcext:value-type="float">
            <text:p>1,566691600994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mTests/blockInfo.json</text:p>
          </table:table-cell>
          <table:table-cell office:value-type="float" office:value="1.5111610449967" calcext:value-type="float">
            <text:p>1,51116104499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mTests/suicide.json</text:p>
          </table:table-cell>
          <table:table-cell office:value-type="float" office:value="1.51606349299254" calcext:value-type="float">
            <text:p>1,516063492992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mTests/push.json</text:p>
          </table:table-cell>
          <table:table-cell office:value-type="float" office:value="1.61484719699365" calcext:value-type="float">
            <text:p>1,614847196993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mTests/dup.json</text:p>
          </table:table-cell>
          <table:table-cell office:value-type="float" office:value="1.54785524700128" calcext:value-type="float">
            <text:p>1,547855247001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mTests/swap.json</text:p>
          </table:table-cell>
          <table:table-cell office:value-type="float" office:value="1.55928157900053" calcext:value-type="float">
            <text:p>1,559281579000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mTests/calldatasize.json</text:p>
          </table:table-cell>
          <table:table-cell office:value-type="float" office:value="1.59250637301011" calcext:value-type="float">
            <text:p>1,592506373010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mTests/sha3.json</text:p>
          </table:table-cell>
          <table:table-cell office:value-type="float" office:value="1.76874414899794" calcext:value-type="float">
            <text:p>1,768744148997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mTests/calldatacopy.json</text:p>
          </table:table-cell>
          <table:table-cell office:value-type="float" office:value="1.54384841700085" calcext:value-type="float">
            <text:p>1,54384841700085</text:p>
          </table:table-cell>
        </table:table-row>
        <table:table-row table:style-name="ro1" table:number-rows-repeated="10485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2:30:15.400315402</meta:creation-date>
    <dc:date>2023-11-30T12:33:44.225044002</dc:date>
    <meta:editing-duration>PT3M29S</meta:editing-duration>
    <meta:editing-cycles>1</meta:editing-cycles>
    <meta:document-statistic meta:table-count="1" meta:cell-count="195" meta:object-count="0"/>
    <meta:generator>LibreOffice/7.5.8.2$Linux_X86_64 LibreOffice_project/50$Build-2</meta:generator>
  </office:meta>
</office:document-meta>
</file>